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896000001C61B3885181959B5DC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padding="0cm" fo:border="none" fo:keep-with-next="auto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keep-together="auto" fo:orphans="2" fo:widows="2" fo:text-indent="0cm" style:auto-text-indent="false" fo:padding="0cm" fo:border="none" fo:keep-with-next="auto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548dd4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548dd4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548dd4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keep-together="auto" fo:orphans="2" fo:widows="2" fo:text-indent="0cm" style:auto-text-indent="false" fo:padding="0cm" fo:border="none" fo:keep-with-next="auto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keep-together="auto" fo:orphans="2" fo:widows="2" fo:text-indent="0cm" style:auto-text-indent="false" fo:padding="0cm" fo:border="none" fo:keep-with-next="auto"/>
      <style:text-properties fo:color="#548dd4" style:font-name="Arial" fo:font-size="9pt" style:font-name-asian="Arial1" style:font-size-asian="9pt" style:font-name-complex="Arial1" style:font-size-complex="9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keep-together="auto" fo:orphans="2" fo:widows="2" fo:text-indent="0cm" style:auto-text-indent="false" fo:padding="0cm" fo:border="none" fo:keep-with-next="auto"/>
      <style:text-properties fo:color="#548dd4" style:font-name="Arial" fo:font-size="12pt" style:font-name-asian="Arial1" style:font-size-asian="12pt" style:font-name-complex="Arial1" style:font-size-complex="12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keep-together="auto" fo:orphans="2" fo:widows="2" fo:text-indent="0cm" style:auto-text-indent="false" fo:padding="0cm" fo:border="none" fo:keep-with-next="auto"/>
      <style:text-properties style:font-name="Arial" fo:font-size="12pt" style:font-name-asian="Arial1" style:font-size-asian="12pt" style:font-name-complex="Arial1" style:font-size-complex="12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keep-together="auto" fo:orphans="2" fo:widows="2" fo:text-indent="0cm" style:auto-text-indent="false" fo:padding="0cm" fo:border="none" fo:keep-with-next="auto"/>
      <style:text-properties style:font-name="Arial" fo:font-size="12pt" style:font-name-asian="Arial1" style:font-size-asian="12pt" style:font-name-complex="Arial1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Arial" fo:font-size="12pt" style:font-name-asian="Arial1" style:font-size-asian="12pt" style:font-name-complex="Arial1" style:font-size-complex="12pt"/>
    </style:style>
    <style:style style:name="P15" style:family="paragraph" style:parent-style-name="Standard">
      <style:paragraph-properties fo:margin-top="0cm" fo:margin-bottom="0cm" loext:contextual-spacing="false" fo:line-height="150%"/>
      <style:text-properties style:font-name="Arial" fo:font-size="12pt" style:font-name-asian="Arial1" style:font-size-asian="12pt" style:font-name-complex="Arial1" style:font-size-complex="12pt"/>
    </style:style>
    <style:style style:name="P16" style:family="paragraph" style:parent-style-name="Standard">
      <style:paragraph-properties fo:margin-left="0.069cm" fo:margin-right="0cm" fo:margin-top="0cm" fo:margin-bottom="0cm" loext:contextual-spacing="false" fo:line-height="150%" fo:text-align="justify" style:justify-single-word="false" fo:text-indent="2.54cm" style:auto-text-indent="false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keep-together="auto" fo:orphans="2" fo:widows="2" fo:text-indent="2cm" style:auto-text-indent="false" fo:padding="0cm" fo:border="none" fo:keep-with-next="auto"/>
    </style:style>
    <style:style style:name="P18" style:family="paragraph" style:parent-style-name="Standard">
      <style:paragraph-properties fo:margin-left="0.069cm" fo:margin-right="0cm" fo:margin-top="0cm" fo:margin-bottom="0cm" loext:contextual-spacing="false" fo:line-height="150%" fo:text-align="justify" style:justify-single-word="false" fo:text-indent="1.93cm" style:auto-text-indent="false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keep-together="auto" fo:orphans="2" fo:widows="2" fo:text-indent="1.998cm" style:auto-text-indent="false" fo:padding="0cm" fo:border="none" fo:keep-with-next="auto"/>
      <style:text-properties fo:font-variant="normal" fo:text-transform="none" fo:color="#548dd4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20" style:family="paragraph" style:parent-style-name="Standard">
      <style:paragraph-properties fo:margin-left="0cm" fo:margin-right="0.529cm" fo:margin-top="0cm" fo:margin-bottom="0cm" loext:contextual-spacing="false" fo:line-height="150%" fo:text-align="justify" style:justify-single-word="false" fo:orphans="0" fo:widows="0" fo:text-indent="1.998cm" style:auto-text-indent="false"/>
    </style:style>
    <style:style style:name="P21" style:family="paragraph" style:parent-style-name="Standard">
      <style:paragraph-properties fo:margin-left="0cm" fo:margin-right="0.529cm" fo:margin-top="0cm" fo:margin-bottom="0cm" loext:contextual-spacing="false" fo:line-height="150%" fo:text-align="justify" style:justify-single-word="false" fo:orphans="0" fo:widows="0" fo:text-indent="1.998cm" style:auto-text-indent="false"/>
      <style:text-properties fo:font-variant="normal" fo:text-transform="none" fo:color="#548dd4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keep-together="auto" fo:orphans="2" fo:widows="2" fo:text-indent="0cm" style:auto-text-indent="false" fo:padding="0cm" fo:border="none" fo:keep-with-next="auto"/>
      <style:text-properties fo:font-size="12pt" style:font-size-asian="12pt" style:font-size-complex="12pt"/>
    </style:style>
    <style:style style:name="P24" style:family="paragraph" style:parent-style-name="Standard" style:master-page-name="Standard">
      <style:paragraph-properties fo:margin-top="0cm" fo:margin-bottom="0cm" loext:contextual-spacing="false" fo:line-height="150%" fo:text-align="center" style:justify-single-word="false" style:page-number="1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25" style:family="paragraph" style:parent-style-name="Standard" style:master-page-name="Converted1">
      <style:paragraph-properties fo:margin-top="0cm" fo:margin-bottom="0cm" loext:contextual-spacing="false" fo:line-height="100%" style:page-number="auto"/>
      <style:text-properties fo:font-size="9pt" style:font-size-asian="9pt" style:font-size-complex="9pt"/>
    </style:style>
    <style:style style:name="P26" style:family="paragraph" style:parent-style-name="Standard" style:master-page-name="Converted2">
      <style:paragraph-properties fo:margin-top="0cm" fo:margin-bottom="0cm" loext:contextual-spacing="false" fo:line-height="100%" style:page-number="auto"/>
      <style:text-properties fo:font-size="9pt" style:font-size-asian="9pt" style:font-size-complex="9pt"/>
    </style:style>
    <style:style style:name="P27" style:family="paragraph" style:parent-style-name="Standard" style:master-page-name="Converted3">
      <style:paragraph-properties fo:margin-top="0cm" fo:margin-bottom="0cm" loext:contextual-spacing="false" fo:line-height="100%" style:page-number="auto"/>
      <style:text-properties fo:font-size="9pt" style:font-size-asian="9pt" style:font-size-complex="9pt"/>
    </style:style>
    <style:style style:name="P28" style:family="paragraph" style:parent-style-name="Standard">
      <style:paragraph-properties fo:margin-left="0.069cm" fo:margin-right="0cm" fo:margin-top="0cm" fo:margin-bottom="0cm" loext:contextual-spacing="false" fo:line-height="150%" fo:text-align="justify" style:justify-single-word="false" fo:text-indent="2.54cm" style:auto-text-indent="false"/>
      <style:text-properties style:font-name="Arial" fo:font-size="12pt" style:font-name-asian="Arial1" style:font-size-asian="12pt" style:font-name-complex="Arial1" style:font-size-complex="12pt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keep-together="auto" fo:orphans="2" fo:widows="2" fo:text-indent="2cm" style:auto-text-indent="false" fo:padding="0cm" fo:border="none" fo:keep-with-next="auto"/>
      <style:text-properties style:font-name="Arial" fo:font-size="12pt" style:font-name-asian="Arial1" style:font-size-asian="12pt" style:font-name-complex="Arial1" style:font-size-complex="12pt"/>
    </style:style>
    <style:style style:name="P30" style:family="paragraph" style:parent-style-name="Standard">
      <style:paragraph-properties fo:margin-left="0cm" fo:margin-right="0cm" fo:margin-top="0.212cm" fo:margin-bottom="0.212cm" loext:contextual-spacing="false" fo:line-height="150%" fo:text-align="justify" style:justify-single-word="false" fo:text-indent="1.998cm" style:auto-text-indent="false"/>
      <style:text-properties style:font-name="Arial" fo:font-size="12pt" style:font-name-asian="Arial1" style:font-size-asian="12pt" style:font-name-complex="Arial1" style:font-size-complex="12pt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keep-together="auto" fo:orphans="2" fo:widows="2" fo:text-indent="1.998cm" style:auto-text-indent="false" fo:padding="0cm" fo:border="none" fo:keep-with-next="auto"/>
      <style:text-properties style:font-name="Arial" fo:font-size="12pt" style:font-name-asian="Arial1" style:font-size-asian="12pt" style:font-name-complex="Arial1" style:font-size-complex="12pt"/>
    </style:style>
    <style:style style:name="P32" style:family="paragraph" style:parent-style-name="Standard">
      <style:paragraph-properties fo:margin-left="0cm" fo:margin-right="0.529cm" fo:margin-top="0cm" fo:margin-bottom="0cm" loext:contextual-spacing="false" fo:line-height="150%" fo:text-align="justify" style:justify-single-word="false" fo:orphans="0" fo:widows="0" fo:text-indent="1.998cm" style:auto-text-indent="false"/>
      <style:text-properties style:font-name="Arial" fo:font-size="12pt" style:font-name-asian="Arial1" style:font-size-asian="12pt" style:font-name-complex="Arial1" style:font-size-complex="12pt"/>
    </style:style>
    <style:style style:name="T1" style:family="text"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T2" style:family="text">
      <style:text-properties style:font-name="Arial" fo:font-size="12pt" fo:font-weight="bold" fo:background-color="#ffffff" loext:char-shading-value="0" style:font-name-asian="Arial1" style:font-size-asian="12pt" style:font-weight-asian="bold" style:font-name-complex="Arial1" style:font-size-complex="12pt"/>
    </style:style>
    <style:style style:name="T3" style:family="text">
      <style:text-properties style:font-name="Arial" fo:font-size="12pt" fo:font-style="italic" style:font-name-asian="Arial1" style:font-size-asian="12pt" style:font-style-asian="italic" style:font-name-complex="Arial1" style:font-size-complex="12pt"/>
    </style:style>
    <style:style style:name="T4" style:family="text">
      <style:text-properties style:font-name="Arial" fo:font-size="12pt" style:font-name-asian="Arial1" style:font-size-asian="12pt" style:font-name-complex="Arial1" style:font-size-complex="12pt"/>
    </style:style>
    <style:style style:name="T5" style:family="text">
      <style:text-properties style:font-name="Arial" fo:font-size="12pt" fo:background-color="#ffffff" loext:char-shading-value="0" style:font-name-asian="Arial1" style:font-size-asian="12pt" style:font-name-complex="Arial1" style:font-size-complex="12pt"/>
    </style:style>
    <style:style style:name="T6" style:family="text">
      <style:text-properties style:font-name="Arial" fo:font-size="12pt" officeooo:rsid="0001e7a5" fo:background-color="#ffffff" loext:char-shading-value="0" style:font-name-asian="Arial1" style:font-size-asian="12pt" style:font-name-complex="Arial1" style:font-size-complex="12pt"/>
    </style:style>
    <style:style style:name="T7" style:family="text">
      <style:text-properties style:font-name="Arial" fo:font-style="italic" style:font-name-asian="Arial1" style:font-style-asian="italic" style:font-name-complex="Arial1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italic" style:text-underline-style="none" fo:font-weight="normal" style:font-name-asian="Arial1" style:font-size-asian="12pt" style:font-style-asian="italic" style:font-weight-asian="normal" style:font-name-complex="Arial1" style:font-size-complex="12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tyle="italic" style:text-underline-style="none" fo:font-weight="normal" style:font-name-asian="Arial1" style:font-style-asian="italic" style:font-weight-asian="normal" style:font-name-complex="Arial1"/>
    </style:style>
    <style:style style:name="T12" style:family="text">
      <style:text-properties style:text-position="super 58%" fo:font-size="10pt" style:font-size-asian="10pt" style:font-size-complex="10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fo:background-color="#ffffff" loext:char-shading-value="0" style:font-size-asian="10pt" style:font-size-complex="10pt"/>
    </style:style>
    <style:style style:name="T15" style:family="text">
      <style:text-properties fo:color="#111111" style:font-name="Arial" fo:font-size="12pt" fo:background-color="#fbfbf3" loext:char-shading-value="0" style:font-name-asian="Arial1" style:font-size-asian="12pt" style:font-name-complex="Arial1" style:font-size-complex="12pt"/>
    </style:style>
    <style:style style:name="T16" style:family="text">
      <style:text-properties fo:color="#222222" style:font-name="Arial" fo:font-size="12pt" fo:background-color="#ffffff" loext:char-shading-value="0" style:font-name-asian="Arial1" style:font-size-asian="12pt" style:font-name-complex="Arial1" style:font-size-complex="12pt"/>
    </style:style>
    <style:style style:name="T17" style:family="text">
      <style:text-properties fo:background-color="#ffffff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COMO OS LUGARES DE MEMÓRIA DA REGIÃO DA COSTA VERDE E MAR SÃO USADOS PARA ATRAIR TURISTAS?</text:p>
      <text:p text:style-name="P5"/>
      <text:p text:style-name="P23"><text:span text:style-name="T7">Freddy Alves Ferrer</text:span><text:span text:style-name="T7"><text:note text:id="ftn1" text:note-class="footnote"><text:note-citation>1</text:note-citation><text:note-body><text:p text:style-name="P25">Estudante do curso técnico em Hospedagem integrado ao ensino médio. Instituto Federal Catarinense Campus Camboriú. Email: freddynhoferrer@gmail.com</text:p></text:note-body></text:note></text:span><text:span text:style-name="T11">; </text:span><text:span text:style-name="T7">Kauê Cunha Coimbra</text:span><text:span text:style-name="T7"><text:note text:id="ftn2" text:note-class="footnote"><text:note-citation>2</text:note-citation><text:note-body><text:p text:style-name="P26">Estudante do curso técnico em Hospedagem integrado ao ensino médio. Instituto Federal Catarinense Campus Camboriú. Email: cunhacoimbrakaue@gmail.com</text:p></text:note-body></text:note></text:span><text:span text:style-name="T7">; Ivan Carlos Serpa</text:span><text:span text:style-name="T7"><text:note text:id="ftn3" text:note-class="footnote"><text:note-citation>3</text:note-citation><text:note-body><text:p text:style-name="P27">Mestre em história. Professor do Instituto Federal Catarinense Campus Camboriú. Email: <text:span text:style-name="T17">ivan.serpa@ifc.edu.br</text:span></text:p></text:note-body></text:note></text:span></text:p>
      <text:p text:style-name="P6"/>
      <text:p text:style-name="P22">RESUMO</text:p>
      <text:p text:style-name="P6"/>
      <text:p text:style-name="P2"><text:span text:style-name="T5">Nosso trabalho estuda como o turismo cultural está sendo explorado nos lugares de memória da região Costa Verde e Mar, onde técnicos do Instituto do Patrimônio Histórico e Artístico Nacional (Iphan) fizeram a seleção do patrimônios tombados. </text:span><text:span text:style-name="T4">O objetivo deste trabalho é verificar como a cultura e história desses lugares estão sendo usados para atrair turistas, e pesquisar, através de visitas, entrevistas e livros, quais são os incentivos da prefeitura para trazer turistas para esses locais para explorarem a cultura local. Inicialmente pesquisamos através de livros, artigos científicos e sites, sobre a cultura da Região Costa Verde e Mar, posteriormente pesquisamos quais os lugares que preservam cultura desta região e como são usados para atrair turistas. Analisaremos os dados encontrados através dessas pesquisas, verificaremos quais os locais que preservam a cultura dessa região e como esses lugares e se as memórias neles são usados para atrair turistas para essa região.</text:span></text:p>
      <text:p text:style-name="P7"/>
      <text:p text:style-name="P8"><text:span text:style-name="T9">Palavras-chave</text:span><text:span text:style-name="T8">: </text:span><text:span text:style-name="T4">Cultura</text:span><text:span text:style-name="T8">. </text:span><text:span text:style-name="T4">Turismo</text:span><text:span text:style-name="T8">. </text:span><text:span text:style-name="T4">Memórias</text:span><text:span text:style-name="T8">.</text:span></text:p>
      <text:p text:style-name="P9"/>
      <text:p text:style-name="P9"/>
      <text:p text:style-name="P22">INTRODUÇÃO</text:p>
      <text:p text:style-name="P6"/>
      <text:p text:style-name="P16"><text:span text:style-name="T6">O presente </text:span><text:span text:style-name="T5"><text:s/>trabalho busca estudar como o turismo cultural está sendo explorado nos lugares de memória da região Costa Verde e Mar, levando em conta a classificação da década de 1980, onde técnicos do Instituto do Patrimônio Histórico e Artístico Nacional (Iphan) utilizaram argumentos do campo da história para a seleção do patrimônio(</text:span><text:span text:style-name="T4">NASCIMENTO,2016</text:span><text:span text:style-name="T5">) como Capela de Santo Amaro - Antiga Igreja Matriz de Nossa Senhora do Bonsucesso (</text:span><text:span text:style-name="T4">PATRIMÔNIO, 2017).</text:span></text:p>
      <text:p text:style-name="P28">E também levando em conta o “Programa de Revitalização Histórico-Cultural do Bairro da Barra”, que propôs a revalorização histórico-cultural do Bairro da Barra, em Balneário Camboriú (NASCIMENTO, 2016).</text:p>
      <text:p text:style-name="P17"><text:soft-page-break/><text:span text:style-name="T15">Estes autores analisaram aspectos históricos, políticos, econômicos, turísticos(</text:span><text:span text:style-name="T4">CAMACHO,2010</text:span><text:span text:style-name="T15">) e culturais(algo muito marcante, dessa região é o sotaque, conhecido como sotaque e gírias “peixeiras”), sotaques e gírias não são defeitos, são diferenças(NUNES,2018), são encontrados em muitos lugares, mas essas gírias são encontradas principalmente em suas regiões de origem (SILVA; NIENKE, 2017).</text:span></text:p>
      <text:p text:style-name="P17"><text:span text:style-name="T16">Sugeriu-se também que Balneário Camboriú tem como atividade principal, o turismo de sol e praia, sendo uma atividade sazonal e massiva, contribuindo com o violento processo de urbanização e aculturação (</text:span><text:span text:style-name="T4">MORAES; TRICÁRICO, 2006</text:span><text:span text:style-name="T16">).</text:span></text:p>
      <text:p text:style-name="P18"><text:span text:style-name="T16">Com base nestes autores, analisaram-se lugares de memória em Balneário Camboriú, como <text:s/>a comunidade Quilombola (SCHILICKMANN,2015), </text:span><text:span text:style-name="T4">Engenho de Farinha de Mandioca do Sr. Gregório (VIEIRA,M.T.,2016),</text:span><text:span text:style-name="T5"> entre outros lugares</text:span><text:span text:style-name="T16"> de Bombinhas, Itapema e Porto Belo que fazem parte da região Costa Verde e Mar (</text:span><text:span text:style-name="T4">MAR, 2016).</text:span></text:p>
      <text:p text:style-name="P29">O objetivo deste trabalho é verificar como a cultura dos lugares de memória da região Costa Verde e Mar estão sendo usados para atrair turistas, e pesquisar, através de visitas, entrevistas e outros qual é a importância da preservação da cultura para trazer turistas a esses locais.</text:p>
      <text:p text:style-name="P10"/>
      <text:p text:style-name="P10"/>
      <text:p text:style-name="P22">PROCEDIMENTOS METODOLÓGICOS</text:p>
      <text:p text:style-name="P11"/>
      <text:p text:style-name="P30">Inicialmente pesquisamos através de livros, revisões bibliográficas, artigos científicos e sites, sobre a cultura e a história da região Costa Verde e Mar.</text:p>
      <text:p text:style-name="P30">Posteriormente pesquisamos e listamos quais são os lugares que preservam a história e cultura dessa região e como são usados para atrair turistas.</text:p>
      <text:p text:style-name="P30">Analisamos os dados encontrados com essas pesquisas, verificamos quais estão preservados e como são usados para atrair turistas para essa região.</text:p>
      <text:p text:style-name="P30">Com isso estabelecemos no projeto de pesquisa quais os locais que preservam a história e cultura da região Costa Verde e Mar, para quem queira visitar pessoalmente saiba onde ir, e também como estão preservadas essas memórias da <text:soft-page-break/>história e cultura da região nesses locais, ou seja, se estão bem ou mal preservados.</text:p>
      <text:p text:style-name="P19"/>
      <text:p text:style-name="P19"/>
      <text:p text:style-name="P22">RESULTADOS E DISCUSSÃO</text:p>
      <text:p text:style-name="P19"/>
      <text:p text:style-name="P32">Para podermos ter conclusões sobre esse assunto, foi necessário fazer entrevistas e pesquisas em locais que preservam a história e a cultura da região Costa Verde e Mar sobre o incentivo do turismo nesses locais e sua preservação.</text:p>
      <text:p text:style-name="P32">Em Balneário Camboriú:</text:p>
      <text:p text:style-name="P20"><text:span text:style-name="T4">Arquivo histórico é bastante procurado, a visitação é sazonal(aumenta no verão), apesar de não ser muito incentivado o turismo nesse local, mas os turistas que vão a esse lugar, buscam área de internet, e conhecer a cultura e a prefeitura auxilia esse lugar com o sustento(</text:span><text:span text:style-name="T5">Terceira Avenida, 1325, Centro).</text:span></text:p>
      <text:p text:style-name="P20"><text:span text:style-name="T4">Casa Linhares, a visitação é sazonal, a prefeitura auxilia a exploração do turismo cultural neste local que preserva a cultura do artesanato local(</text:span><text:span text:style-name="T5">Rua Manoel Rebelo dos Santos, 1079, Barra).</text:span></text:p>
      <text:p text:style-name="P20"><text:span text:style-name="T4">Casa do Marisco, conta com maricultura própria, onde conta com venda de mariscos </text:span><text:span text:style-name="T3">in natura, </text:span><text:span text:style-name="T4">e também pratos com esse produto, que é típico dessa região(</text:span><text:span text:style-name="T5">Rodovia Rodesindo Pavan, 2050, Laranjeiras).</text:span></text:p>
      <text:p text:style-name="P20"><text:span text:style-name="T4">Colônia de Pescadores (com loja de artesanatos locais anexa), com <text:s/>visitação é sazonal, a prefeitura auxilia com o investimento neste local que preserva o artesanato local e o comercializa (</text:span><text:span text:style-name="T5">Rua José Francisco Vítor, 40, Barra).</text:span></text:p>
      <text:p text:style-name="P32">Comunidade Quilombola, preserva a cultura dos negros descendentes de escravos, e seus saberes e fazeres antigos, como a bonequinha Abayomi(feita pelas artesãs da comunidade)(Rua Almiro Leodoro, Br 101, Km 140).</text:p>
      <text:p text:style-name="P32">Engenho de farinha do Sr. Gregório, foi criado em 1940, e preserva os fazeres e saberes na produção de farinha de mandioca como era realizada no século XIX (Taquaras).</text:p>
      <text:p text:style-name="P32">Igreja da Barra: a visitação é sazonal, esse lugar tem grande fluxo de frequentadores da igreja, que não contabilizam-se como turistas. Ela preserva a arquitetura e história da região(Rua Emanuel <text:s/>Rebelo dos Santos, Barra).</text:p>
      <text:p text:style-name="P32"><text:soft-page-break/>Em Bombinhas: </text:p>
      <text:p text:style-name="P32">Museu e Aquário Marinho, criado em 1985, apresenta <text:s/>a maior coleção de sedimentos do mundo e fósseis marinhos desde a era paleozóica e fósseis da vida marinha da região(Rua Leopardo, 800, Zé Amandio).</text:p>
      <text:p text:style-name="P32">Museu Engenho do Sertão, tem um importante acervo histórico cultural da região, era muito usado para produzir farinha de mandioca, preserva os saberes e fazeres do povo dessa região(Rua Abacate, 452, Sertãozinho).</text:p>
      <text:p text:style-name="P32">Restaurante Boreste, situa-se na beira da praia de Morrinhos e preserva a gastronomia típica regional(como frutos do mar) com sabor caseiro (Avenida Girassol, 494, Bombinhas).</text:p>
      <text:p text:style-name="P32">Em Itapema:</text:p>
      <text:p text:style-name="P32">Engenho de farinha do Seu Dato, há visitação para aprender sobre sua história, e mantém a estrutura original e ainda há produção de farinha, maior que no passado, mas é feita em menos datas, a visitação é sazonal(Estrada Geral Sertão do Trombudo, Sertão do Trombudo).</text:p>
      <text:p text:style-name="P32">Museu familiar Rancho Normalista, guarda características e objetos da pesca feita pelos açorianos de antigamente e conchas antigas, foi construída em 1960, mas aberto para visitação desde 2005, que tem parcerias com a prefeitura e Epagri para levar turistas para esse lugar(Rua 109-A, 96, Canto da Praia).</text:p>
      <text:p text:style-name="P32">Rancho do Pescador, preserva a pesca artesanal, com métodos e materiais usados antigamente, como uma canoa de 110 anos, que ainda é usada para pesca, ainda saem para pescar constantemente, para pesca de sardinhas, tainhas, tainhotas e paratis(Rancho do Pescador-Praia de Itapema, Centro).</text:p>
      <text:p text:style-name="P32">Recanto do Guarapuvu, preservam a gastronomia que é caseira típica(como a polenta com galinha caipira e aipim) e decoração local de antigamente, com muitos trabalhos manuais que preservam a cultura do artesanato local(Estrada Geral Sertão do Trombudo, Sertão do Trombudo).</text:p>
      <text:p text:style-name="P32">Em Porto Belo: </text:p>
      <text:p text:style-name="P32">Alambique do Pedro Alemão criado em 1963, produz cachaça típica dessa região, quem adquirir produtos pode fazer visita a moenda e a tonéis originais e ainda utilizados(Avenida José Noell Cruz, 3965, Alto Perequê).</text:p>
      <text:p text:style-name="P32">Restaurante Rancho do Vítor, preserva a gastronomia local(como frutos do mar), e funciona no estaleiro da família, adquirido em 1980, onde a <text:soft-page-break/>família também conserta e monta barcos (Rancho do Vítor, Santa Luzia).</text:p>
      <text:p text:style-name="P32"><text:s/>Estes locais estão bem preservados, mas o turismo cultural nesses locais não são aproveitados ao máximo, pois esses locais têm um potencial turístico maior do que está sendo aproveitado, é indicado criação de rotas, divulgações e identificações para que turistas saibam da existência e conheçam esses locais, e assim conheçam a cultura da região Costa Verde e Mar.</text:p>
      <text:p text:style-name="P21"/>
      <text:p text:style-name="P19"/>
      <text:p text:style-name="P22">CONCLUSÕES</text:p>
      <text:p text:style-name="P19"/>
      <text:p text:style-name="P31">Os lugares de memória da região da Costa Verde e Mar, preservam boa parte da cultura dessa região, como a história, os artesanatos, a pesca, a gastronomia entre outros. Eles têm boa infraestrutura mas não são explorados ao máximo do seu potencial, pois eles podem ser muito melhor explorados para atrair mais turistas com o turismo cultural nesses lugares, através de criação de rotas e caminhos para o turismo cultural desta região Também é falha a sinalização turística, com placas que indiquem como chegar nestes locais. Também é falha a divulgação <text:s/>dentro e fora da região e também o incentivo das prefeituras e secretarias para esses lugares, e fazendo-os aumentar a divulgação e visitação turística.</text:p>
      <text:p text:style-name="P31">Os lugares de memória estão preparados para receber mais turistas do que recebem, o que falta é a maior divulgação e aproveitamento das prefeituras, secretarias de turismo e outros órgãos de turismo, como criação de rotas de turismo cultural que passem por esses lugares e placas de identificação pelas ruas da cidade, para que seja fácil saber como chegar nesses locais e também divulgação desses lugares como turismo cultural em feiras de turismo e em outros lugares. </text:p>
      <text:p text:style-name="P9"/>
      <text:p text:style-name="P9"/>
      <text:p text:style-name="P22">REFERÊNCIAS</text:p>
      <text:p text:style-name="P13"><text:span text:style-name="T4">ASSOCIAÇÃO DE DESENVOLVIMENTO TERRITORIAL CAMINHOS VERDE MAR. </text:span><text:span text:style-name="T1">Legados Caminhos Verde Mar 2015-2016: hospitalidade, encantos naturais e patrimônio cultural</text:span><text:span text:style-name="T4">. Florianópolis: Epagri, 2016</text:span></text:p>
      <text:p text:style-name="P14"/>
      <text:p text:style-name="P13"><text:span text:style-name="T4">CAMACHO, Rodrigo Xavier Sciorilli. </text:span><text:span text:style-name="T1">Análise do Método do Programa QualityCoast: estudo de caso no Município de Balneário Camboriú, SC</text:span><text:span text:style-name="T4">. 2010. Disponível em: &lt;https://siaiap39.univali.br/repositorio/handle/repositorio/1942&gt;. </text:span><text:soft-page-break/><text:span text:style-name="T4">Acesso em: 05 jun. 2018.</text:span></text:p>
      <text:p text:style-name="P14"/>
      <text:p text:style-name="P13"><text:span text:style-name="T4">MORAES, Sergio Torres; TRICÁRICO, Luciano Torres. </text:span><text:span text:style-name="T1">HISTÓRIA, CULTURA E PROJETO URBANO: a barra do Rio Camboriú</text:span><text:span text:style-name="T4">. 2006. Disponível em: &lt;http://www.ipardes.gov.br/ojs/index.php/revistaparanaense/article/viewFile/63/67&gt;. Acesso em: 05 jun. 2018.</text:span></text:p>
      <text:p text:style-name="P14"/>
      <text:p text:style-name="P13"><text:span text:style-name="T4">NUNES, Whindersson. </text:span><text:span text:style-name="T1">SOTAQUE. </text:span><text:span text:style-name="T4">2018. Disponível em: &lt;https://www.youtube.com/watch?v=-vF7-jRcyfU&gt;.Acesso em:03 ago. 2018.</text:span></text:p>
      <text:p text:style-name="P14"/>
      <text:p text:style-name="P13"><text:span text:style-name="T4">NASCIMENTO, Flávia Brito do. </text:span><text:span text:style-name="T1">Patrimônio Cultural e escrita da história:a hipótese do documento na prática do Iphan nos anos 1980</text:span><text:span text:style-name="T4">. 2016. Disponível em: &lt;http://www.scielo.br/scielo.php?script=sci_arttext&amp;pid=S0101-47142016000300121&amp;lang=pt&gt;. Acesso em: 05 jun. 2018.</text:span></text:p>
      <text:p text:style-name="P14"/>
      <text:p text:style-name="P13"><text:span text:style-name="T1">PATRIMÔNIO</text:span><text:span text:style-name="T4"> MATERIAL. 2017. Disponível em: &lt;http://www.cultura.sc.gov.br/a-fcc/sobre/patrimoniocultural/patrimonio-material&gt;. Acesso em: 05 jun. 2018.</text:span></text:p>
      <text:p text:style-name="P14"/>
      <text:p text:style-name="P13"><text:span text:style-name="T4">SCHILICKMANN,Ana Elisa Ribeiro de Souza. </text:span><text:span text:style-name="T1">Da Rua dos Pretos à Comunidade Quilombola do Morro do Boi. </text:span><text:span text:style-name="T4">Balneário Camboriú:Fundação Cultural de Balneário Camboriú, 2015.</text:span></text:p>
      <text:p text:style-name="P15"/>
      <text:p text:style-name="P3"><text:span text:style-name="T4">SILVA, Lucas da; HELTHUIS, Nienke.</text:span><text:span text:style-name="T2">COMO SER YOUTUBER NO BRASIL ft. Nienke.</text:span><text:span text:style-name="T5">2017. Disponível em:&lt;https://www.youtube.com/watch?v=W1iGulboQPU&gt;. Acesso em: 03 ago. 2017.</text:span></text:p>
      <text:p text:style-name="P12"/>
      <text:p text:style-name="P3"><text:span text:style-name="T4">VIEIRA,Marina Tété.</text:span><text:span text:style-name="T1"> O Patrimônio cultural em torno de um engenho de farinha em Balneário Camboriú/SC: saberes e fazeres como motivação turística</text:span><text:span text:style-name="T4">. Balneário Camboriú: UNIVALI, 2016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pt" fo:country="BR" style:letter-kerning="tru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847cm" fo:margin-bottom="0.212cm" loext:contextual-spacing="false" fo:line-height="115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24pt" fo:font-style="normal" style:text-underline-style="none" fo:font-weight="bold" style:font-name-asian="Calibri1" style:font-family-asian="Calibri" style:font-family-generic-asian="system" style:font-pitch-asian="variable" style:font-size-asian="24pt" style:font-style-asian="normal" style:font-weight-asian="bold" style:font-name-complex="Calibri1" style:font-family-complex="Calibri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141cm" loext:contextual-spacing="false" fo:line-height="115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8pt" fo:font-style="normal" style:text-underline-style="none" fo:font-weight="bold" style:font-name-asian="Calibri1" style:font-family-asian="Calibri" style:font-family-generic-asian="system" style:font-pitch-asian="variable" style:font-size-asian="18pt" style:font-style-asian="normal" style:font-weight-asian="bold" style:font-name-complex="Calibri1" style:font-family-complex="Calibri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494cm" fo:margin-bottom="0.141cm" loext:contextual-spacing="false" fo:line-height="115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4pt" fo:font-style="normal" style:text-underline-style="none" fo:font-weight="bold" style:font-name-asian="Calibri1" style:font-family-asian="Calibri" style:font-family-generic-asian="system" style:font-pitch-asian="variable" style:font-size-asian="14pt" style:font-style-asian="normal" style:font-weight-asian="bold" style:font-name-complex="Calibri1" style:font-family-complex="Calibri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cm" fo:margin-right="0cm" fo:margin-top="0.423cm" fo:margin-bottom="0.071cm" loext:contextual-spacing="false" fo:line-height="115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bold" style:font-name-asian="Calibri1" style:font-family-asian="Calibri" style:font-family-generic-asian="system" style:font-pitch-asian="variable" style:font-size-asian="12pt" style:font-style-asian="normal" style:font-weight-asian="bold" style:font-name-complex="Calibri1" style:font-family-complex="Calibri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cm" fo:margin-right="0cm" fo:margin-top="0.388cm" fo:margin-bottom="0.071cm" loext:contextual-spacing="false" fo:line-height="115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bold" style:font-name-asian="Calibri1" style:font-family-asian="Calibri" style:font-family-generic-asian="system" style:font-pitch-asian="variable" style:font-size-asian="11pt" style:font-style-asian="normal" style:font-weight-asian="bold" style:font-name-complex="Calibri1" style:font-family-complex="Calibri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cm" fo:margin-right="0cm" fo:margin-top="0.353cm" fo:margin-bottom="0.071cm" loext:contextual-spacing="false" fo:line-height="115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0pt" fo:font-style="normal" style:text-underline-style="none" fo:font-weight="bold" style:font-name-asian="Calibri1" style:font-family-asian="Calibri" style:font-family-generic-asian="system" style:font-pitch-asian="variable" style:font-size-asian="10pt" style:font-style-asian="normal" style:font-weight-asian="bold" style:font-name-complex="Calibri1" style:font-family-complex="Calibri" style:font-family-generic-complex="system" style:font-pitch-complex="variable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margin-top="0.847cm" fo:margin-bottom="0.212cm" loext:contextual-spacing="false" fo:line-height="115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36pt" fo:font-style="normal" style:text-underline-style="none" fo:font-weight="bold" style:font-name-asian="Calibri1" style:font-family-asian="Calibri" style:font-family-generic-asian="system" style:font-pitch-asian="variable" style:font-size-asian="36pt" style:font-style-asian="normal" style:font-weight-asian="bold" style:font-name-complex="Calibri1" style:font-family-complex="Calibri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.635cm" fo:margin-bottom="0.141cm" loext:contextual-spacing="false" fo:line-height="115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666666" style:text-line-through-style="none" style:text-line-through-type="none" style:text-position="0% 100%" style:font-name="Georgia" fo:font-family="Georgia" style:font-family-generic="roman" style:font-pitch="variable" fo:font-size="24pt" fo:font-style="italic" style:text-underline-style="none" fo:font-weight="normal" style:font-name-asian="Georgia1" style:font-family-asian="Georgia" style:font-family-generic-asian="system" style:font-pitch-asian="variable" style:font-size-asian="24pt" style:font-style-asian="italic" style:font-weight-asian="normal" style:font-name-complex="Georgia1" style:font-family-complex="Georgia" style:font-family-generic-complex="system" style:font-pitch-complex="variable" style:font-size-complex="24pt"/>
    </style:style>
    <style:style style:name="Footnote" style:family="paragraph" style:parent-style-name="Standard" style:class="extra"/>
    <style:style style:name="Header" style:family="paragraph" style:parent-style-name="Standard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</style:style>
    <style:style style:name="M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2cm" fo:margin-left="3cm" fo:margin-right="2cm" style:writing-mode="lr-tb" style:layout-grid-color="#c0c0c0" style:layout-grid-lines="24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752cm" fo:margin-left="0cm" fo:margin-right="0cm" fo:margin-bottom="1.651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2.png" text:anchor-type="as-char" svg:width="10.119cm" svg:height="2.094cm" draw:z-index="5"><draw:image xlink:href="Pictures/1000020100000896000001C61B3885181959B5DC.png" xlink:type="simple" xlink:show="embed" xlink:actuate="onLoad" loext:mime-type="image/png"/></draw:frame></text:p>
        <text:p text:style-name="MP2"/>
      </style:header>
    </style:master-page>
    <style:master-page style:name="Converted1" style:page-layout-name="Mpm2"/>
    <style:master-page style:name="Converted2" style:page-layout-name="Mpm2"/>
    <style:master-page style:name="Converted3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7.2$Windows_X86_64 LibreOffice_project/c838ef25c16710f8838b1faec480ebba495259d0</meta:generator>
    <dc:date>2018-08-08T14:06:38.676000000</dc:date>
    <meta:editing-duration>PT9M36S</meta:editing-duration>
    <meta:editing-cycles>1</meta:editing-cycles>
    <meta:document-statistic meta:table-count="0" meta:image-count="1" meta:object-count="0" meta:page-count="6" meta:paragraph-count="57" meta:word-count="1682" meta:character-count="11502" meta:non-whitespace-character-count="9866"/>
  </office:meta>
</office:document-meta>
</file>